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333333" draw:marker-start-width="0.427cm" draw:marker-end-width="0.427cm" draw:fill="none" draw:fill-color="#00cc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729fcf" draw:fill="none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729fcf" draw:marker-end="Arrow" draw:marker-end-width="0.3cm" draw:fill="none" draw:fill-color="#729fcf" draw:textarea-vertical-align="middle"/>
    </style:style>
    <style:style style:name="gr4" style:family="graphic" style:parent-style-name="standard">
      <style:graphic-properties svg:stroke-width="0.102cm" svg:stroke-color="#333333" draw:marker-start-width="0.352cm" draw:marker-end-width="0.352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333333" draw:marker-start-width="0.352cm" draw:marker-end-width="0.352cm" draw:fill="none" draw:fill-color="#729fcf" draw:textarea-horizontal-align="justify" draw:textarea-vertical-align="middle" draw:auto-grow-height="false" fo:min-height="10.41cm" fo:min-width="7.048cm" fo:padding-top="0.175cm" fo:padding-bottom="0.175cm" fo:padding-left="0.3cm" fo:padding-right="0.3cm"/>
    </style:style>
    <style:style style:name="gr7" style:family="graphic" style:parent-style-name="standard">
      <style:graphic-properties svg:stroke-color="#729fcf" draw:fill="none" draw:fill-color="#729fcf" draw:textarea-horizontal-align="justify" draw:textarea-vertical-align="middle" draw:auto-grow-height="false" fo:min-height="1.02cm" fo:min-width="6.612cm"/>
    </style:style>
    <style:style style:name="gr8" style:family="graphic" style:parent-style-name="standard">
      <style:graphic-properties draw:stroke="none" svg:stroke-width="0.152cm" svg:stroke-color="#000000" draw:marker-start-width="0.427cm" draw:marker-end-width="0.427cm" draw:fill="solid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width="0.051cm" svg:stroke-color="#333333" draw:marker-start-width="0.276cm" draw:marker-end="Arrow" draw:marker-end-width="0.376cm" draw:fill="none" draw:fill-color="#729fcf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cc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729fcf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729fcf"/>
      <style:paragraph-properties fo:text-align="center"/>
      <style:text-properties fo:font-size="16pt" fo:font-weight="normal" style:font-size-asian="20pt" style:font-weight-asian="normal" style:font-size-complex="20pt" style:font-weight-complex="normal"/>
    </style:style>
    <style:style style:name="P8" style:family="paragraph">
      <loext:graphic-properties draw:fill="solid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112cm" svg:height="1.178cm" svg:x="2.032cm" svg:y="0.762cm">
          <text:p text:style-name="P1"><text:span text:style-name="T1">MATLA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2cm" svg:height="1.18cm" svg:x="10.706cm" svg:y="3.962cm">
          <text:p text:style-name="P1"><text:span text:style-name="T2">Graph Coloring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096cm" svg:y1="3.312cm" svg:x2="12.7cm" svg:y2="3.962cm">
          <text:p/>
        </draw:line>
        <draw:custom-shape draw:style-name="gr2" draw:text-style-name="P5" draw:layer="layout" svg:width="6.412cm" svg:height="3.048cm" svg:x="10.498cm" svg:y="7.728cm">
          <text:p text:style-name="P1"><text:span text:style-name="T2">Compute</text:span></text:p>
          <text:p text:style-name="P1"><text:span text:style-name="T2">Potentially Required </text:span></text:p>
          <text:p text:style-name="P1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6.9cm" svg:height="3.048cm" svg:x="10.344cm" svg:y="13.3cm">
          <text:p text:style-name="P1"><text:span text:style-name="T2">Compute</text:span></text:p>
          <text:p text:style-name="P1"><text:span text:style-name="T2">Additionally Required </text:span></text:p>
          <text:p text:style-name="P1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112cm" svg:height="18.634cm" svg:x="2.032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2cm" svg:height="1.18cm" svg:x="2.624cm" svg:y="2.132cm">
          <text:p text:style-name="P1"><text:span text:style-name="T2">Spars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542cm" svg:height="3.048cm" svg:x="2.348cm" svg:y="17.1cm">
          <text:p text:style-name="P1"><text:span text:style-name="T2">Solve Linear System</text:span></text:p>
          <text:p text:style-name="P1"><text:span text:style-name="T2">With the computed</text:span></text:p>
          <text:p text:style-name="P1"><text:span text:style-name="T2">Preconditio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51cm" svg:height="1.086cm" svg:x="2.286cm" svg:y="5.88cm">
          <text:p text:style-name="P1"><text:span text:style-name="T2">Intermediate Ste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46cm" svg:y1="5.142cm" svg:x2="5.588cm" svg:y2="5.88cm">
          <text:p/>
        </draw:line>
        <draw:line draw:style-name="gr3" draw:text-style-name="P4" draw:layer="layout" svg:x1="5.842cm" svg:y1="6.966cm" svg:x2="12.7cm" svg:y2="7.728cm">
          <text:p/>
        </draw:line>
        <draw:custom-shape draw:style-name="gr2" draw:text-style-name="P3" draw:layer="layout" svg:width="6.51cm" svg:height="1.086cm" svg:x="2.286cm" svg:y="11.58cm">
          <text:p text:style-name="P1"><text:span text:style-name="T2">Intermediate Ste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46cm" svg:y1="10.842cm" svg:x2="6.096cm" svg:y2="11.58cm">
          <text:p/>
        </draw:line>
        <draw:line draw:style-name="gr3" draw:text-style-name="P4" draw:layer="layout" svg:x1="5.842cm" svg:y1="12.666cm" svg:x2="12.7cm" svg:y2="13.3cm">
          <text:p/>
        </draw:line>
        <draw:line draw:style-name="gr3" draw:text-style-name="P4" draw:layer="layout" svg:x1="12.954cm" svg:y1="16.348cm" svg:x2="6.35cm" svg:y2="17.1cm">
          <text:p/>
        </draw:line>
        <draw:custom-shape draw:style-name="gr4" draw:text-style-name="P4" draw:layer="layout" svg:width="7.394cm" svg:height="18.634cm" svg:x="10.132cm" svg:y="1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94cm" svg:height="1.178cm" svg:x="10.132cm" svg:y="0.762cm">
          <text:p text:style-name="P1"><text:span text:style-name="T1">C/C++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7.112cm" svg:height="1.178cm" svg:x="9.622cm" svg:y="12.632cm">
          <text:p text:style-name="P1"><text:span text:style-name="T1">MATLA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2cm" svg:height="1.18cm" svg:x="1.906cm" svg:y="6.402cm">
          <text:p text:style-name="P1"><text:span text:style-name="T2">Graph Colo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774cm" svg:height="3.048cm" svg:x="1.398cm" svg:y="8.168cm">
          <text:p text:style-name="P1"><text:span text:style-name="T2">Compute</text:span></text:p>
          <text:p text:style-name="P1"><text:span text:style-name="T2">Potentially Required </text:span></text:p>
          <text:p text:style-name="P1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7.182cm" svg:height="3.048cm" svg:x="1.244cm" svg:y="11.94cm">
          <text:p text:style-name="P1"><text:span text:style-name="T2">Compute</text:span></text:p>
          <text:p text:style-name="P1"><text:span text:style-name="T2">Additionally Required </text:span></text:p>
          <text:p text:style-name="P1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92cm" svg:height="1.18cm" svg:x="1.924cm" svg:y="4.672cm">
          <text:p text:style-name="P1"><text:span text:style-name="T2">Spars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48cm" svg:height="10.76cm" svg:x="1.032cm" svg:y="4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48cm" svg:height="1.178cm" svg:x="1.032cm" svg:y="3.302cm">
          <text:p text:style-name="P1"><text:span text:style-name="T1">C/C++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112cm" svg:height="1.27cm" svg:x="9.622cm" svg:y="13.902cm">
          <text:p text:style-name="P1"><text:span text:style-name="T2">Solve Linear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43cm" svg:height="1.178cm" svg:x="9.622cm" svg:y="3.302cm">
          <text:p text:style-name="P1"><text:span text:style-name="T1">GraphTea Interface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58cm" svg:height="0.962cm" svg:x="9.822cm" svg:y="7.86cm">
          <draw:text-box>
            <text:p><text:span text:style-name="T3">$ precol Coloring ...</text:span></text:p>
          </draw:text-box>
        </draw:frame>
        <draw:line draw:style-name="gr9" draw:text-style-name="P4" draw:layer="layout" svg:x1="13.178cm" svg:y1="11.87cm" svg:x2="13.178cm" svg:y2="10.092cm">
          <text:p/>
        </draw:line>
        <draw:line draw:style-name="gr9" draw:text-style-name="P4" draw:layer="layout" svg:x1="13.178cm" svg:y1="5.071cm" svg:x2="13.178cm" svg:y2="7.06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6:06:35.628089418</meta:creation-date>
    <dc:date>2017-02-22T20:23:16.343258472</dc:date>
    <meta:editing-duration>PT35M57S</meta:editing-duration>
    <meta:editing-cycles>3</meta:editing-cycles>
    <meta:generator>LibreOffice/5.1.4.2$Linux_X86_64 LibreOffice_project/10m0$Build-2</meta:generator>
    <meta:document-statistic meta:object-count="54"/>
  </office:meta>
</office:document-meta>
</file>